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2a6099" loext:char-shading-value="0"/>
    </style:style>
    <style:style style:name="T2" style:family="text">
      <style:text-properties fo:background-color="#729fcf" loext:char-shading-value="0"/>
    </style:style>
    <style:style style:name="T3" style:family="text">
      <style:text-properties fo:background-color="#729fc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.</text:p>
      <text:p text:style-name="Preformatted_20_Text">├── config</text:p>
      <text:p text:style-name="Preformatted_20_Text">├── doc</text:p>
      <text:p text:style-name="Preformatted_20_Text">│   └── man</text:p>
      <text:p text:style-name="Preformatted_20_Text">├── m4</text:p>
      <text:p text:style-name="Preformatted_20_Text">│   └── missing</text:p>
      <text:p text:style-name="Preformatted_20_Text">├── manual</text:p>
      <text:p text:style-name="Preformatted_20_Text">│   ├── dist</text:p>
      <text:p text:style-name="Preformatted_20_Text">│   │   ├── html</text:p>
      <text:p text:style-name="Preformatted_20_Text">│   │   ├── pdf</text:p>
      <text:p text:style-name="Preformatted_20_Text">│   │   ├── ps</text:p>
      <text:p text:style-name="Preformatted_20_Text">│   │   └── txt</text:p>
      <text:p text:style-name="Preformatted_20_Text">│   ├── dtd</text:p>
      <text:p text:style-name="Preformatted_20_Text">│   ├── es</text:p>
      <text:p text:style-name="Preformatted_20_Text">│   │   └── dist</text:p>
      <text:p text:style-name="Preformatted_20_Text">│   │   <text:s text:c="4"/>├── html</text:p>
      <text:p text:style-name="Preformatted_20_Text">│   │   <text:s text:c="4"/>├── pdf</text:p>
      <text:p text:style-name="Preformatted_20_Text">│   │   <text:s text:c="4"/>├── ps</text:p>
      <text:p text:style-name="Preformatted_20_Text">│   │   <text:s text:c="4"/>└── txt</text:p>
      <text:p text:style-name="Preformatted_20_Text">│   └── fr</text:p>
      <text:p text:style-name="Preformatted_20_Text">│   <text:s text:c="4"/>└── dist</text:p>
      <text:p text:style-name="Preformatted_20_Text">│   <text:s text:c="8"/>├── html</text:p>
      <text:p text:style-name="Preformatted_20_Text">│   <text:s text:c="8"/>├── pdf</text:p>
      <text:p text:style-name="Preformatted_20_Text">│   <text:s text:c="8"/>├── ps</text:p>
      <text:p text:style-name="Preformatted_20_Text">│   <text:s text:c="8"/>└── txt</text:p>
      <text:p text:style-name="Preformatted_20_Text">├── po</text:p>
      <text:p text:style-name="Preformatted_20_Text">├── <text:span text:style-name="T1">src</text:span></text:p>
      <text:p text:style-name="Preformatted_20_Text">│   ├── <text:span text:style-name="T1">common</text:span></text:p>
      <text:p text:style-name="Preformatted_20_Text">│   │   └── <text:span text:style-name="T2">tests</text:span></text:p>
      <text:p text:style-name="Preformatted_20_Text">│   ├── <text:span text:style-name="T1">etpan</text:span></text:p>
      <text:p text:style-name="Preformatted_20_Text">│   ├── <text:span text:style-name="T1">gtk</text:span></text:p>
      <text:p text:style-name="Preformatted_20_Text">│   ├── <text:span text:style-name="T2">pixmaps</text:span></text:p>
      <text:p text:style-name="Preformatted_20_Text">│   ├── <text:span text:style-name="T2">plugins</text:span></text:p>
      <text:p text:style-name="Preformatted_20_Text">│   │   ├── <text:span text:style-name="T2">acpi_notifier</text:span></text:p>
      <text:p text:style-name="Preformatted_20_Text">│   │   ├── <text:span text:style-name="T2">address_keeper</text:span></text:p>
      <text:p text:style-name="Preformatted_20_Text">│   │   ├── <text:span text:style-name="T2">archive</text:span></text:p>
      <text:p text:style-name="Preformatted_20_Text">│   │   ├── <text:span text:style-name="T2">attachwarner</text:span></text:p>
      <text:p text:style-name="Preformatted_20_Text">│   │   ├── <text:span text:style-name="T2">att_remover</text:span></text:p>
      <text:p text:style-name="Preformatted_20_Text">│   │   ├── <text:span text:style-name="T2">bogofilter</text:span></text:p>
      <text:p text:style-name="Preformatted_20_Text">│   │   ├── <text:span text:style-name="T2">bsfilter</text:span></text:p>
      <text:p text:style-name="Preformatted_20_Text">│   │   ├── <text:span text:style-name="T2">clamd</text:span></text:p>
      <text:p text:style-name="Preformatted_20_Text">│   │   │   └── <text:span text:style-name="T2">libclamd</text:span></text:p>
      <text:p text:style-name="Preformatted_20_Text">│   │   ├── <text:span text:style-name="T2">demo</text:span></text:p>
      <text:p text:style-name="Preformatted_20_Text">│   │   ├── <text:span text:style-name="T2">dillo</text:span></text:p>
      <text:p text:style-name="Preformatted_20_Text">│   │   ├── <text:span text:style-name="T2">fancy</text:span></text:p>
      <text:p text:style-name="Preformatted_20_Text">│   │   ├── <text:span text:style-name="T2">fetchinfo</text:span></text:p>
      <text:p text:style-name="Preformatted_20_Text">│   │   ├── <text:span text:style-name="T2">gdata</text:span></text:p>
      <text:p text:style-name="Preformatted_20_Text">│   │   ├── <text:span text:style-name="T2">libravatar</text:span></text:p>
      <text:p text:style-name="Preformatted_20_Text">│   │   ├── <text:span text:style-name="T2">mailmbox</text:span></text:p>
      <text:p text:style-name="Preformatted_20_Text">│   │   ├── <text:span text:style-name="T2">managesieve</text:span></text:p>
      <text:p text:style-name="Preformatted_20_Text">│   │   ├── <text:span text:style-name="T2">newmail</text:span></text:p>
      <text:p text:style-name="Preformatted_20_Text">│   │   ├── <text:span text:style-name="T2">notification</text:span></text:p>
      <text:p text:style-name="Preformatted_20_Text">│   │   │   └── <text:span text:style-name="T3">gtkhotkey</text:span></text:p>
      <text:p text:style-name="Preformatted_20_Text">│   │   │   <text:s text:c="4"/>└── <text:span text:style-name="T3">x11</text:span></text:p>
      <text:p text:style-name="Preformatted_20_Text">│   │   ├── <text:span text:style-name="T3">pdf_viewer</text:span></text:p>
      <text:p text:style-name="Preformatted_20_Text">│   │   ├── <text:span text:style-name="T3">perl</text:span></text:p>
      <text:p text:style-name="Preformatted_20_Text">│   │   │   └── <text:span text:style-name="T3">tools</text:span></text:p>
      <text:p text:style-name="Preformatted_20_Text">│   │   ├── <text:span text:style-name="T3">pgpcore</text:span></text:p>
      <text:p text:style-name="Preformatted_20_Text">│   │   ├── <text:span text:style-name="T3">pgpinline</text:span></text:p>
      <text:p text:style-name="Preformatted_20_Text">│   │   ├── <text:span text:style-name="T3">pgpmime</text:span></text:p>
      <text:p text:style-name="Preformatted_20_Text">│   │   ├── <text:span text:style-name="T3">python</text:span></text:p>
      <text:p text:style-name="Preformatted_20_Text">│   │   │   └── <text:span text:style-name="T3">examples</text:span></text:p>
      <text:p text:style-name="Preformatted_20_Text">│   │   │   <text:s text:c="4"/>├── <text:span text:style-name="T3">auto</text:span></text:p>
      <text:p text:style-name="Preformatted_20_Text">│   │   │   <text:s text:c="4"/>├── <text:span text:style-name="T3">compose</text:span></text:p>
      <text:p text:style-name="Preformatted_20_Text"><text:soft-page-break/>│   │   │   <text:s text:c="4"/>└── <text:span text:style-name="T3">main</text:span></text:p>
      <text:p text:style-name="Preformatted_20_Text">│   │   ├── <text:span text:style-name="T3">rssyl</text:span></text:p>
      <text:p text:style-name="Preformatted_20_Text">│   │   │   ├── <text:span text:style-name="T3">libfeed</text:span></text:p>
      <text:p text:style-name="Preformatted_20_Text">│   │   │   │   └── <text:span text:style-name="T3">tests</text:span></text:p>
      <text:p text:style-name="Preformatted_20_Text">│   │   │   └── <text:span text:style-name="T3">tests</text:span></text:p>
      <text:p text:style-name="Preformatted_20_Text">│   │   ├── <text:span text:style-name="T3">smime</text:span></text:p>
      <text:p text:style-name="Preformatted_20_Text">│   │   ├── <text:span text:style-name="T3">spamassassin</text:span></text:p>
      <text:p text:style-name="Preformatted_20_Text">│   │   ├── <text:span text:style-name="T3">spam_report</text:span></text:p>
      <text:p text:style-name="Preformatted_20_Text">│   │   ├── <text:span text:style-name="T3">tnef_parse</text:span></text:p>
      <text:p text:style-name="Preformatted_20_Text">│   │   └── <text:span text:style-name="T3">vcalendar</text:span></text:p>
      <text:p text:style-name="Preformatted_20_Text">│   └── tests</text:p>
      <text:p text:style-name="Preformatted_20_Text">└── tools</text:p>
      <text:p text:style-name="Preformatted_20_Text"><text:s text:c="4"/>└── kdeservicemenu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4T01:14:51.886517356</dc:date>
    <meta:editing-duration>PT12M11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2" meta:paragraph-count="77" meta:word-count="284" meta:character-count="1361" meta:non-whitespace-character-count="820"/>
  </office:meta>
</office:document-meta>
</file>